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58.6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0.2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6" table:default-cell-style-name="ce3"/>
        <table:table-row table:style-name="ro1">
          <table:table-cell table:style-name="Default"/>
          <table:table-cell table:style-name="ce2" office:value-type="string" calcext:value-type="string" table:number-columns-spanned="7" table:number-rows-spanned="1">
            <text:p>1-2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1-3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2-1</text:p>
          </table:table-cell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djc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672" calcext:value-type="float">
            <text:p>0.7672</text:p>
          </table:table-cell>
          <table:table-cell table:formula="of:=SUM([.I2:.N2])" office:value-type="float" office:value="4.6052" calcext:value-type="float">
            <text:p>4.6052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397" calcext:value-type="float">
            <text:p>0.8397</text:p>
          </table:table-cell>
        </table:table-row>
        <table:table-row table:style-name="ro2">
          <table:table-cell office:value-type="string" calcext:value-type="string">
            <text:p>mhw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802" calcext:value-type="float">
            <text:p>0.802</text:p>
          </table:table-cell>
          <table:table-cell office:value-type="float" office:value="0.8379" calcext:value-type="float">
            <text:p>0.8379</text:p>
          </table:table-cell>
          <table:table-cell table:formula="of:=SUM([.I3:.N3])" office:value-type="float" office:value="4.882" calcext:value-type="float">
            <text:p>4.882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749" calcext:value-type="float">
            <text:p>0.749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2">
          <table:table-cell office:value-type="string" calcext:value-type="string">
            <text:p>phl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641" calcext:value-type="float">
            <text:p>0.9641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9163" calcext:value-type="float">
            <text:p>0.9163</text:p>
          </table:table-cell>
          <table:table-cell table:formula="of:=SUM([.I4:.N4])" office:value-type="float" office:value="5.4428" calcext:value-type="float">
            <text:p>5.4428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929" calcext:value-type="float">
            <text:p>0.929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385" calcext:value-type="float">
            <text:p>0.9385</text:p>
          </table:table-cell>
        </table:table-row>
        <table:table-row table:style-name="ro2">
          <table:table-cell office:value-type="string" calcext:value-type="string">
            <text:p>zjy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02" calcext:value-type="float">
            <text:p>0.9502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64" calcext:value-type="float">
            <text:p>0.9864</text:p>
          </table:table-cell>
          <table:table-cell table:formula="of:=SUM([.I5:.N5])" office:value-type="float" office:value="5.8763" calcext:value-type="float">
            <text:p>5.876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76" calcext:value-type="float">
            <text:p>0.9676</text:p>
          </table:table-cell>
        </table:table-row>
        <table:table-row table:style-name="ro2">
          <table:table-cell office:value-type="string" calcext:value-type="string">
            <text:p>wyw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789" calcext:value-type="float">
            <text:p>0.789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7843" calcext:value-type="float">
            <text:p>0.784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037" calcext:value-type="float">
            <text:p>0.9037</text:p>
          </table:table-cell>
          <table:table-cell table:formula="of:=SUM([.I6:.N6])" office:value-type="float" office:value="5.5383" calcext:value-type="float">
            <text:p>5.538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137" calcext:value-type="float">
            <text:p>0.8137</text:p>
          </table:table-cell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6049" calcext:value-type="float">
            <text:p>0.6049</text:p>
          </table:table-cell>
          <table:table-cell table:number-columns-repeated="2" office:value-type="float" office:value="0.6072" calcext:value-type="float">
            <text:p>0.6072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7042" calcext:value-type="float">
            <text:p>0.7042</text:p>
          </table:table-cell>
          <table:table-cell table:formula="of:=SUM([.I7:.N7])" office:value-type="float" office:value="3.7956" calcext:value-type="float">
            <text:p>3.7956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7346" calcext:value-type="float">
            <text:p>0.7346</text:p>
          </table:table-cell>
        </table:table-row>
        <table:table-row table:style-name="ro2">
          <table:table-cell office:value-type="string" calcext:value-type="string">
            <text:p>jl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461" calcext:value-type="float">
            <text:p>0.8461</text:p>
          </table:table-cell>
          <table:table-cell table:formula="of:=SUM([.I8:.N8])" office:value-type="float" office:value="5.2529" calcext:value-type="float">
            <text:p>5.2529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331" calcext:value-type="float">
            <text:p>0.9331</text:p>
          </table:table-cell>
        </table:table-row>
        <table:table-row table:style-name="ro2">
          <table:table-cell office:value-type="string" calcext:value-type="string">
            <text:p>ly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797" calcext:value-type="float">
            <text:p>0.797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235" calcext:value-type="float">
            <text:p>0.8235</text:p>
          </table:table-cell>
          <table:table-cell table:formula="of:=SUM([.I9:.N9])" office:value-type="float" office:value="4.8465" calcext:value-type="float">
            <text:p>4.8465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8391" calcext:value-type="float">
            <text:p>0.8391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2">
          <table:table-cell office:value-type="string" calcext:value-type="string">
            <text:p>sxy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573" calcext:value-type="float">
            <text:p>0.9573</text:p>
          </table:table-cell>
          <table:table-cell table:formula="of:=SUM([.I10:.N10])" office:value-type="float" office:value="5.7811" calcext:value-type="float">
            <text:p>5.781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662" calcext:value-type="float">
            <text:p>0.9662</text:p>
          </table:table-cell>
        </table:table-row>
        <table:table-row table:style-name="ro2">
          <table:table-cell office:value-type="string" calcext:value-type="string">
            <text:p>xyl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058" calcext:value-type="float">
            <text:p>0.9058</text:p>
          </table:table-cell>
          <table:table-cell table:formula="of:=SUM([.I11:.N11])" office:value-type="float" office:value="5.389" calcext:value-type="float">
            <text:p>5.389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2">
          <table:table-cell office:value-type="string" calcext:value-type="string">
            <text:p>jj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998" calcext:value-type="float">
            <text:p>0.8998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516" calcext:value-type="float">
            <text:p>0.7516</text:p>
          </table:table-cell>
          <table:table-cell table:formula="of:=SUM([.I12:.N12])" office:value-type="float" office:value="4.7602" calcext:value-type="float">
            <text:p>4.7602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2">
          <table:table-cell office:value-type="string" calcext:value-type="string">
            <text:p>ys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453" calcext:value-type="float">
            <text:p>0.8453</text:p>
          </table:table-cell>
          <table:table-cell table:formula="of:=SUM([.I13:.N13])" office:value-type="float" office:value="5.1007" calcext:value-type="float">
            <text:p>5.1007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901" calcext:value-type="float">
            <text:p>0.901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8869" calcext:value-type="float">
            <text:p>0.8869</text:p>
          </table:table-cell>
        </table:table-row>
        <table:table-row table:style-name="ro2">
          <table:table-cell office:value-type="string" calcext:value-type="string">
            <text:p>wsf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58" calcext:value-type="float">
            <text:p>0.85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05" calcext:value-type="float">
            <text:p>0.9405</text:p>
          </table:table-cell>
          <table:table-cell office:value-type="float" office:value="0.9582" calcext:value-type="float">
            <text:p>0.9582</text:p>
          </table:table-cell>
          <table:table-cell table:formula="of:=SUM([.I14:.N14])" office:value-type="float" office:value="5.6753" calcext:value-type="float">
            <text:p>5.6753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7987" calcext:value-type="float">
            <text:p>0.7987</text:p>
          </table:table-cell>
        </table:table-row>
        <table:table-row table:style-name="ro2">
          <table:table-cell office:value-type="string" calcext:value-type="string">
            <text:p>wk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7033" calcext:value-type="float">
            <text:p>0.7033</text:p>
          </table:table-cell>
          <table:table-cell table:formula="of:=SUM([.I15:.N15])" office:value-type="float" office:value="4.393" calcext:value-type="float">
            <text:p>4.393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26" calcext:value-type="float">
            <text:p>0.8626</text:p>
          </table:table-cell>
        </table:table-row>
        <table:table-row table:style-name="ro2">
          <table:table-cell table:number-columns-repeated="7"/>
          <table:table-cell office:value-type="float" office:value="0.855" calcext:value-type="float">
            <text:p>0.855</text:p>
          </table:table-cell>
          <table:table-cell table:number-columns-repeated="6"/>
          <table:table-cell office:value-type="float" office:value="0.8493" calcext:value-type="float">
            <text:p>0.8493</text:p>
          </table:table-cell>
          <table:table-cell table:number-columns-repeated="6"/>
          <table:table-cell office:value-type="float" office:value="0.8587" calcext:value-type="float">
            <text:p>0.8587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7" table:number-rows-spanned="1">
            <text:p>2-3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3-1</text:p>
          </table:table-cell>
          <table:covered-table-cell table:number-columns-repeated="6" table:style-name="Default"/>
          <table:table-cell table:style-name="ce2" office:value-type="string" calcext:value-type="string" table:number-columns-spanned="7" table:number-rows-spanned="1">
            <text:p>3-2</text:p>
          </table:table-cell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djc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86" calcext:value-type="float">
            <text:p>0.86</text:p>
          </table:table-cell>
          <table:table-cell table:formula="of:=SUM([.B18:.G18])" office:value-type="float" office:value="5.1635" calcext:value-type="float">
            <text:p>5.1635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773" calcext:value-type="float">
            <text:p>0.7773</text:p>
          </table:table-cell>
          <table:table-cell table:formula="of:=SUM([.I18:.N18])" office:value-type="float" office:value="4.7525" calcext:value-type="float">
            <text:p>4.7525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127" calcext:value-type="float">
            <text:p>0.7127</text:p>
          </table:table-cell>
          <table:table-cell table:formula="of:=SUM([.P18:.U18])" office:value-type="float" office:value="4.3904" calcext:value-type="float">
            <text:p>4.3904</text:p>
          </table:table-cell>
        </table:table-row>
        <table:table-row table:style-name="ro2">
          <table:table-cell office:value-type="string" calcext:value-type="string">
            <text:p>mhw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9042" calcext:value-type="float">
            <text:p>0.9042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5" calcext:value-type="float">
            <text:p>0.8795</text:p>
          </table:table-cell>
          <table:table-cell table:formula="of:=SUM([.B19:.G19])" office:value-type="float" office:value="5.2625" calcext:value-type="float">
            <text:p>5.262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361" calcext:value-type="float">
            <text:p>0.9361</text:p>
          </table:table-cell>
          <table:table-cell table:formula="of:=SUM([.I19:.N19])" office:value-type="float" office:value="5.6308" calcext:value-type="float">
            <text:p>5.6308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938" calcext:value-type="float">
            <text:p>0.7938</text:p>
          </table:table-cell>
          <table:table-cell table:formula="of:=SUM([.P19:.U19])" office:value-type="float" office:value="4.6972" calcext:value-type="float">
            <text:p>4.6972</text:p>
          </table:table-cell>
        </table:table-row>
        <table:table-row table:style-name="ro2">
          <table:table-cell office:value-type="string" calcext:value-type="string">
            <text:p>phl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65" calcext:value-type="float">
            <text:p>0.8765</text:p>
          </table:table-cell>
          <table:table-cell table:formula="of:=SUM([.B20:.G20])" office:value-type="float" office:value="5.2604" calcext:value-type="float">
            <text:p>5.260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151" calcext:value-type="float">
            <text:p>0.9151</text:p>
          </table:table-cell>
          <table:table-cell table:formula="of:=SUM([.I20:.N20])" office:value-type="float" office:value="5.6073" calcext:value-type="float">
            <text:p>5.6073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55" calcext:value-type="float">
            <text:p>0.9555</text:p>
          </table:table-cell>
          <table:table-cell table:formula="of:=SUM([.P20:.U20])" office:value-type="float" office:value="5.7036" calcext:value-type="float">
            <text:p>5.7036</text:p>
          </table:table-cell>
        </table:table-row>
        <table:table-row table:style-name="ro2">
          <table:table-cell office:value-type="string" calcext:value-type="string">
            <text:p>zjy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744" calcext:value-type="float">
            <text:p>0.9744</text:p>
          </table:table-cell>
          <table:table-cell table:formula="of:=SUM([.B21:.G21])" office:value-type="float" office:value="5.9125" calcext:value-type="float">
            <text:p>5.912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56" calcext:value-type="float">
            <text:p>0.9956</text:p>
          </table:table-cell>
          <table:table-cell table:formula="of:=SUM([.I21:.N21])" office:value-type="float" office:value="5.9145" calcext:value-type="float">
            <text:p>5.9145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5" calcext:value-type="float">
            <text:p>0.995</text:p>
          </table:table-cell>
          <table:table-cell table:formula="of:=SUM([.P21:.U21])" office:value-type="float" office:value="5.94" calcext:value-type="float">
            <text:p>5.94</text:p>
          </table:table-cell>
        </table:table-row>
        <table:table-row table:style-name="ro2">
          <table:table-cell office:value-type="string" calcext:value-type="string">
            <text:p>wyw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444" calcext:value-type="float">
            <text:p>0.444</text:p>
          </table:table-cell>
          <table:table-cell table:formula="of:=SUM([.B22:.G22])" office:value-type="float" office:value="2.7086" calcext:value-type="float">
            <text:p>2.708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635" calcext:value-type="float">
            <text:p>0.9635</text:p>
          </table:table-cell>
          <table:table-cell table:formula="of:=SUM([.I22:.N22])" office:value-type="float" office:value="5.7658" calcext:value-type="float">
            <text:p>5.7658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558" calcext:value-type="float">
            <text:p>0.558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669" calcext:value-type="float">
            <text:p>0.5669</text:p>
          </table:table-cell>
          <table:table-cell table:formula="of:=SUM([.P22:.U22])" office:value-type="float" office:value="3.4519" calcext:value-type="float">
            <text:p>3.4519</text:p>
          </table:table-cell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6682" calcext:value-type="float">
            <text:p>0.6682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6874" calcext:value-type="float">
            <text:p>0.6874</text:p>
          </table:table-cell>
          <table:table-cell table:formula="of:=SUM([.B23:.G23])" office:value-type="float" office:value="4.0141" calcext:value-type="float">
            <text:p>4.0141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7634" calcext:value-type="float">
            <text:p>0.7634</text:p>
          </table:table-cell>
          <table:table-cell table:formula="of:=SUM([.I23:.N23])" office:value-type="float" office:value="4.561" calcext:value-type="float">
            <text:p>4.561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297" calcext:value-type="float">
            <text:p>0.8297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326" calcext:value-type="float">
            <text:p>0.8326</text:p>
          </table:table-cell>
          <table:table-cell table:formula="of:=SUM([.P23:.U23])" office:value-type="float" office:value="4.9573" calcext:value-type="float">
            <text:p>4.9573</text:p>
          </table:table-cell>
        </table:table-row>
        <table:table-row table:style-name="ro2">
          <table:table-cell office:value-type="string" calcext:value-type="string">
            <text:p>jl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71" calcext:value-type="float">
            <text:p>0.8371</text:p>
          </table:table-cell>
          <table:table-cell table:formula="of:=SUM([.B24:.G24])" office:value-type="float" office:value="5.0446" calcext:value-type="float">
            <text:p>5.0446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1" calcext:value-type="float">
            <text:p>0.8701</text:p>
          </table:table-cell>
          <table:table-cell table:formula="of:=SUM([.I24:.N24])" office:value-type="float" office:value="5.3014" calcext:value-type="float">
            <text:p>5.3014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998" calcext:value-type="float">
            <text:p>0.8998</text:p>
          </table:table-cell>
          <table:table-cell table:formula="of:=SUM([.P24:.U24])" office:value-type="float" office:value="5.424" calcext:value-type="float">
            <text:p>5.424</text:p>
          </table:table-cell>
        </table:table-row>
        <table:table-row table:style-name="ro2">
          <table:table-cell office:value-type="string" calcext:value-type="string">
            <text:p>ly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84" calcext:value-type="float">
            <text:p>0.84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386" calcext:value-type="float">
            <text:p>0.8386</text:p>
          </table:table-cell>
          <table:table-cell table:formula="of:=SUM([.B25:.G25])" office:value-type="float" office:value="5.061" calcext:value-type="float">
            <text:p>5.061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289" calcext:value-type="float">
            <text:p>0.7289</text:p>
          </table:table-cell>
          <table:table-cell table:formula="of:=SUM([.I25:.N25])" office:value-type="float" office:value="4.4554" calcext:value-type="float">
            <text:p>4.4554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7799" calcext:value-type="float">
            <text:p>0.7799</text:p>
          </table:table-cell>
          <table:table-cell table:formula="of:=SUM([.P25:.U25])" office:value-type="float" office:value="4.5966" calcext:value-type="float">
            <text:p>4.5966</text:p>
          </table:table-cell>
        </table:table-row>
        <table:table-row table:style-name="ro2">
          <table:table-cell office:value-type="string" calcext:value-type="string">
            <text:p>sxy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65" calcext:value-type="float">
            <text:p>0.9965</text:p>
          </table:table-cell>
          <table:table-cell table:formula="of:=SUM([.B26:.G26])" office:value-type="float" office:value="5.9674" calcext:value-type="float">
            <text:p>5.9674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555" calcext:value-type="float">
            <text:p>0.9555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873" calcext:value-type="float">
            <text:p>0.9873</text:p>
          </table:table-cell>
          <table:table-cell table:formula="of:=SUM([.I26:.N26])" office:value-type="float" office:value="5.8634" calcext:value-type="float">
            <text:p>5.8634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901" calcext:value-type="float">
            <text:p>0.9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89" calcext:value-type="float">
            <text:p>0.8889</text:p>
          </table:table-cell>
          <table:table-cell table:formula="of:=SUM([.P26:.U26])" office:value-type="float" office:value="5.3011" calcext:value-type="float">
            <text:p>5.3011</text:p>
          </table:table-cell>
        </table:table-row>
        <table:table-row table:style-name="ro2">
          <table:table-cell office:value-type="string" calcext:value-type="string">
            <text:p>xyl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525" calcext:value-type="float">
            <text:p>0.7525</text:p>
          </table:table-cell>
          <table:table-cell table:formula="of:=SUM([.B27:.G27])" office:value-type="float" office:value="4.3757" calcext:value-type="float">
            <text:p>4.3757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31" calcext:value-type="float">
            <text:p>0.9231</text:p>
          </table:table-cell>
          <table:table-cell table:formula="of:=SUM([.I27:.N27])" office:value-type="float" office:value="5.5058" calcext:value-type="float">
            <text:p>5.505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3" calcext:value-type="float">
            <text:p>0.873</text:p>
          </table:table-cell>
          <table:table-cell table:formula="of:=SUM([.P27:.U27])" office:value-type="float" office:value="5.1166" calcext:value-type="float">
            <text:p>5.1166</text:p>
          </table:table-cell>
        </table:table-row>
        <table:table-row table:style-name="ro2">
          <table:table-cell office:value-type="string" calcext:value-type="string">
            <text:p>jj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11" calcext:value-type="float">
            <text:p>0.9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13" calcext:value-type="float">
            <text:p>0.8813</text:p>
          </table:table-cell>
          <table:table-cell table:formula="of:=SUM([.B28:.G28])" office:value-type="float" office:value="5.2802" calcext:value-type="float">
            <text:p>5.2802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769" calcext:value-type="float">
            <text:p>0.769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7728" calcext:value-type="float">
            <text:p>0.7728</text:p>
          </table:table-cell>
          <table:table-cell table:formula="of:=SUM([.I28:.N28])" office:value-type="float" office:value="4.6103" calcext:value-type="float">
            <text:p>4.6103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481" calcext:value-type="float">
            <text:p>0.7481</text:p>
          </table:table-cell>
          <table:table-cell table:formula="of:=SUM([.P28:.U28])" office:value-type="float" office:value="4.4783" calcext:value-type="float">
            <text:p>4.4783</text:p>
          </table:table-cell>
        </table:table-row>
        <table:table-row table:style-name="ro2">
          <table:table-cell office:value-type="string" calcext:value-type="string">
            <text:p>ys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8453" calcext:value-type="float">
            <text:p>0.8453</text:p>
          </table:table-cell>
          <table:table-cell table:formula="of:=SUM([.B29:.G29])" office:value-type="float" office:value="5.082" calcext:value-type="float">
            <text:p>5.082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54" calcext:value-type="float">
            <text:p>0.8654</text:p>
          </table:table-cell>
          <table:table-cell table:formula="of:=SUM([.I29:.N29])" office:value-type="float" office:value="5.1158" calcext:value-type="float">
            <text:p>5.1158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7967" calcext:value-type="float">
            <text:p>0.796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324" calcext:value-type="float">
            <text:p>0.8324</text:p>
          </table:table-cell>
          <table:table-cell table:formula="of:=SUM([.P29:.U29])" office:value-type="float" office:value="4.8775" calcext:value-type="float">
            <text:p>4.8775</text:p>
          </table:table-cell>
        </table:table-row>
        <table:table-row table:style-name="ro2">
          <table:table-cell office:value-type="string" calcext:value-type="string">
            <text:p>wsf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9252" calcext:value-type="float">
            <text:p>0.9252</text:p>
          </table:table-cell>
          <table:table-cell office:value-type="float" office:value="0.9343" calcext:value-type="float">
            <text:p>0.9343</text:p>
          </table:table-cell>
          <table:table-cell table:formula="of:=SUM([.B30:.G30])" office:value-type="float" office:value="5.619" calcext:value-type="float">
            <text:p>5.619</text:p>
          </table:table-cell>
          <table:table-cell office:value-type="float" office:value="0.8324" calcext:value-type="float">
            <text:p>0.8324</text:p>
          </table:table-cell>
          <table:table-cell table:number-columns-repeated="2" office:value-type="float" office:value="0.8424" calcext:value-type="float">
            <text:p>0.8424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226" calcext:value-type="float">
            <text:p>0.8226</text:p>
          </table:table-cell>
          <table:table-cell table:formula="of:=SUM([.I30:.N30])" office:value-type="float" office:value="4.9978" calcext:value-type="float">
            <text:p>4.9978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292" calcext:value-type="float">
            <text:p>0.9292</text:p>
          </table:table-cell>
          <table:table-cell table:formula="of:=SUM([.P30:.U30])" office:value-type="float" office:value="5.5615" calcext:value-type="float">
            <text:p>5.5615</text:p>
          </table:table-cell>
        </table:table-row>
        <table:table-row table:style-name="ro2">
          <table:table-cell office:value-type="string" calcext:value-type="string">
            <text:p>wk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774" calcext:value-type="float">
            <text:p>0.8774</text:p>
          </table:table-cell>
          <table:table-cell table:formula="of:=SUM([.B31:.G31])" office:value-type="float" office:value="5.0998" calcext:value-type="float">
            <text:p>5.0998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6892" calcext:value-type="float">
            <text:p>0.6892</text:p>
          </table:table-cell>
          <table:table-cell office:value-type="float" office:value="0.6842" calcext:value-type="float">
            <text:p>0.6842</text:p>
          </table:table-cell>
          <table:table-cell table:formula="of:=SUM([.I31:.N31])" office:value-type="float" office:value="4.1475" calcext:value-type="float">
            <text:p>4.1475</text:p>
          </table:table-cell>
          <table:table-cell office:value-type="float" office:value="0.7961" calcext:value-type="float">
            <text:p>0.7961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8409" calcext:value-type="float">
            <text:p>0.8409</text:p>
          </table:table-cell>
          <table:table-cell table:formula="of:=SUM([.P31:.U31])" office:value-type="float" office:value="4.8028" calcext:value-type="float">
            <text:p>4.8028</text:p>
          </table:table-cell>
        </table:table-row>
        <table:table-row table:style-name="ro3">
          <table:table-cell table:style-name="Default" table:number-columns-repeated="7"/>
          <table:table-cell office:value-type="float" office:value="0.8316" calcext:value-type="float">
            <text:p>0.8316</text:p>
          </table:table-cell>
          <table:table-cell table:style-name="Default" table:number-columns-repeated="6"/>
          <table:table-cell office:value-type="float" office:value="0.8599" calcext:value-type="float">
            <text:p>0.8599</text:p>
          </table:table-cell>
          <table:table-cell table:style-name="Default" table:number-columns-repeated="6"/>
          <table:table-cell office:value-type="float" office:value="0.825" calcext:value-type="float">
            <text:p>0.825</text:p>
          </table:table-cell>
        </table:table-row>
        <table:table-row table:style-name="ro4" table:number-rows-repeated="3">
          <table:table-cell table:style-name="Default" table:number-columns-repeated="22"/>
        </table:table-row>
        <table:table-row table:style-name="ro5">
          <table:table-cell table:style-name="Default" table:number-columns-repeated="14"/>
          <table:table-cell office:value-type="float" office:value="0.846583333333333" calcext:value-type="float">
            <text:p>0.8465833333</text:p>
          </table:table-cell>
          <table:table-cell table:style-name="Default" table:number-columns-repeated="7"/>
        </table:table-row>
        <table:table-row table:style-name="ro4" table:number-rows-repeated="11">
          <table:table-cell table:style-name="Default" table:number-columns-repeated="22"/>
        </table:table-row>
        <table:table-row table:style-name="ro4">
          <table:table-cell table:style-name="Default" table:number-columns-repeated="12"/>
          <table:table-cell table:style-name="Default" table:formula="of:=AVERAGE([.H2:.H15])" office:value-type="float" office:value="0.854957142857143" calcext:value-type="float">
            <text:p>0.8549571429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6:32:49.678026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45:40.612050445</meta:creation-date>
    <dc:date>2018-03-19T17:25:59.485100441</dc:date>
    <meta:editing-duration>PT3H51M25S</meta:editing-duration>
    <meta:editing-cycles>26</meta:editing-cycles>
    <meta:generator>LibreOffice/5.1.6.2$Linux_X86_64 LibreOffice_project/10m0$Build-2</meta:generator>
    <meta:document-statistic meta:table-count="1" meta:cell-count="630" meta:object-count="0"/>
  </office:meta>
</office:document-meta>
</file>